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/>
    <style:font-face style:name="Menlo" svg:font-family="Menlo"/>
    <style:font-face style:name="OpenSymbol" svg:font-family="OpenSymbol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margin-top="0in" fo:margin-bottom="0in"/>
      <style:text-properties fo:font-size="14pt" fo:background-color="#ffff00"/>
    </style:style>
    <style:style style:name="P3" style:family="paragraph" style:parent-style-name="Text_20_body" style:list-style-name="L2">
      <style:paragraph-properties fo:margin-top="0in" fo:margin-bottom="0in"/>
      <style:text-properties fo:font-variant="normal" fo:text-transform="none" fo:color="#000000" style:font-name="Helvetica" fo:font-size="14pt" fo:font-style="normal" fo:font-weight="normal"/>
    </style:style>
    <style:style style:name="P4" style:family="paragraph" style:parent-style-name="Text_20_body" style:list-style-name="L3">
      <style:paragraph-properties fo:margin-top="0in" fo:margin-bottom="0in"/>
      <style:text-properties fo:font-variant="normal" fo:text-transform="none" fo:color="#000000" style:font-name="Helvetica" fo:font-size="14pt" fo:font-style="normal" fo:font-weight="normal"/>
    </style:style>
    <style:style style:name="P5" style:family="paragraph" style:parent-style-name="Text_20_body" style:list-style-name="L4">
      <style:paragraph-properties fo:margin-top="0in" fo:margin-bottom="0in"/>
      <style:text-properties fo:font-variant="normal" fo:text-transform="none" fo:color="#000000" style:font-name="Helvetica" fo:font-size="14pt" fo:font-style="normal" fo:font-weight="normal"/>
    </style:style>
    <style:style style:name="P6" style:family="paragraph" style:parent-style-name="Text_20_body" style:list-style-name="L5">
      <style:paragraph-properties fo:margin-top="0in" fo:margin-bottom="0in"/>
      <style:text-properties fo:font-variant="normal" fo:text-transform="none" fo:color="#000000" style:font-name="Helvetica" fo:font-size="14pt" fo:font-style="normal" fo:font-weight="normal"/>
    </style:style>
    <style:style style:name="P7" style:family="paragraph" style:parent-style-name="Text_20_body" style:list-style-name="L6">
      <style:paragraph-properties fo:margin-top="0in" fo:margin-bottom="0in"/>
      <style:text-properties fo:font-variant="normal" fo:text-transform="none" fo:color="#000000" style:font-name="Helvetica" fo:font-size="14pt" fo:font-style="normal" fo:font-weight="normal"/>
    </style:style>
    <style:style style:name="P8" style:family="paragraph" style:parent-style-name="Text_20_body" style:list-style-name="L7">
      <style:paragraph-properties fo:margin-top="0in" fo:margin-bottom="0in"/>
      <style:text-properties fo:font-variant="normal" fo:text-transform="none" fo:color="#000000" style:font-name="Helvetica" fo:font-size="14pt" fo:font-style="normal" fo:font-weight="normal"/>
    </style:style>
    <style:style style:name="P9" style:family="paragraph" style:parent-style-name="Text_20_body" style:list-style-name="L8">
      <style:paragraph-properties fo:margin-top="0in" fo:margin-bottom="0in"/>
      <style:text-properties fo:font-variant="normal" fo:text-transform="none" fo:color="#000000" style:font-name="Helvetica" fo:font-size="14pt" fo:font-style="normal" fo:font-weight="normal"/>
    </style:style>
    <style:style style:name="P10" style:family="paragraph" style:parent-style-name="Text_20_body">
      <style:paragraph-properties fo:margin-top="0in" fo:margin-bottom="0in"/>
      <style:text-properties fo:font-variant="normal" fo:text-transform="none" fo:color="#000000" style:font-name="Helvetica" fo:font-size="14pt" fo:font-style="normal" fo:font-weight="normal" fo:background-color="#ffff00"/>
    </style:style>
    <style:style style:name="P11" style:family="paragraph" style:parent-style-name="Text_20_body" style:list-style-name="L8">
      <style:paragraph-properties fo:margin-top="0in" fo:margin-bottom="0in"/>
      <style:text-properties fo:font-variant="normal" fo:text-transform="none" fo:color="#0000ff" style:font-name="Helvetica" fo:font-size="14pt" fo:font-style="normal" fo:font-weight="normal"/>
    </style:style>
    <style:style style:name="P12" style:family="paragraph" style:parent-style-name="Text_20_body" style:list-style-name="L1">
      <style:paragraph-properties fo:margin-top="0in" fo:margin-bottom="0in"/>
      <style:text-properties fo:font-variant="normal" fo:text-transform="none" fo:color="#0000ff" style:font-name="Helvetica" fo:font-size="14pt" fo:font-style="normal" fo:font-weight="normal"/>
    </style:style>
    <style:style style:name="P13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000000" style:font-name="Helvetica" fo:font-size="14pt" fo:font-style="normal" fo:font-weight="normal"/>
    </style:style>
    <style:style style:name="P14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000000" style:font-name="Helvetica" fo:font-size="14pt" fo:font-style="normal" fo:font-weight="normal" fo:background-color="#ffff00"/>
    </style:style>
    <style:style style:name="P15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style:font-name="Helvetica" fo:font-size="14pt" fo:font-style="normal" fo:font-weight="normal"/>
    </style:style>
    <style:style style:name="P16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style:font-name="Helvetica" fo:font-size="14pt" fo:font-style="normal" fo:font-weight="normal" fo:background-color="#ffff00"/>
    </style:style>
    <style:style style:name="P17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0000ff"/>
    </style:style>
    <style:style style:name="P18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0000ff" style:font-name="Helvetica" fo:font-size="14pt" fo:font-style="normal" fo:font-weight="normal"/>
    </style:style>
    <style:style style:name="P19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0000ff" style:font-name="Menlo" fo:font-size="8.25pt" fo:font-style="normal" fo:font-weight="normal"/>
    </style:style>
    <style:style style:name="P20" style:family="paragraph" style:parent-style-name="Standard">
      <style:text-properties fo:color="#0000ff"/>
    </style:style>
    <style:style style:name="P21" style:family="paragraph" style:parent-style-name="Standard">
      <style:paragraph-properties fo:margin-left="0in" fo:margin-right="0in" fo:margin-top="0in" fo:margin-bottom="0in" fo:text-indent="0in" style:auto-text-indent="false"/>
      <style:text-properties fo:font-variant="normal" fo:text-transform="none" fo:color="#ca2f1c" style:font-name="Menlo" fo:font-size="8.25pt" fo:font-style="normal" fo:font-weight="normal"/>
    </style:style>
    <style:style style:name="P22" style:family="paragraph" style:parent-style-name="Standard">
      <style:paragraph-properties fo:margin-left="0in" fo:margin-right="0in" fo:margin-top="0in" fo:margin-bottom="0in" fo:text-indent="0in" style:auto-text-indent="false"/>
      <style:text-properties fo:font-variant="normal" fo:text-transform="none" fo:color="#000000" style:font-name="Helvetica" fo:font-size="14pt" fo:font-style="normal" fo:font-weight="normal"/>
    </style:style>
    <style:style style:name="P23" style:family="paragraph" style:parent-style-name="Standard">
      <style:paragraph-properties fo:margin-left="0in" fo:margin-right="0in" fo:margin-top="0in" fo:margin-bottom="0in" fo:text-indent="0in" style:auto-text-indent="false"/>
      <style:text-properties fo:font-variant="normal" fo:text-transform="none" fo:color="#0000ff"/>
    </style:style>
    <style:style style:name="P24" style:family="paragraph" style:parent-style-name="Standard">
      <style:paragraph-properties fo:margin-left="0in" fo:margin-right="0in" fo:margin-top="0in" fo:margin-bottom="0in" fo:text-indent="0in" style:auto-text-indent="false"/>
      <style:text-properties fo:font-variant="normal" fo:text-transform="none" fo:color="#0000ff" style:font-name="Menlo" fo:font-size="8.25pt" fo:font-style="normal" fo:font-weight="bold"/>
    </style:style>
    <style:style style:name="P25" style:family="paragraph" style:parent-style-name="Standard">
      <style:paragraph-properties fo:margin-left="0in" fo:margin-right="0in" fo:margin-top="0in" fo:margin-bottom="0in" fo:text-indent="0in" style:auto-text-indent="false"/>
      <style:text-properties fo:font-variant="normal" fo:text-transform="none" fo:color="#0000ff" style:font-name="Helvetica" fo:font-size="14pt" fo:font-style="normal" fo:font-weight="normal"/>
    </style:style>
    <style:style style:name="P26" style:family="paragraph" style:parent-style-name="Preformatted_20_Text">
      <style:paragraph-properties fo:margin-left="0in" fo:margin-right="0in" fo:margin-top="0in" fo:margin-bottom="0in" fo:text-indent="0in" style:auto-text-indent="false"/>
      <style:text-properties fo:font-variant="normal" fo:text-transform="none" fo:color="#0000ff" style:font-name="Helvetica" fo:font-size="14pt" fo:font-style="normal" fo:font-weight="normal"/>
    </style:style>
    <style:style style:name="P27" style:family="paragraph" style:parent-style-name="Preformatted_20_Text">
      <style:paragraph-properties fo:margin-top="0in" fo:margin-bottom="0in"/>
      <style:text-properties fo:font-variant="normal" fo:text-transform="none" fo:color="#0000ff" style:font-name="Helvetica" fo:font-size="14pt" fo:font-style="normal" fo:font-weight="normal"/>
    </style:style>
    <style:style style:name="T1" style:family="text">
      <style:text-properties style:font-name="Menlo" fo:font-size="8.25pt" fo:font-style="normal" fo:font-weight="bold"/>
    </style:style>
    <style:style style:name="T2" style:family="text">
      <style:text-properties style:font-name="Helvetica" fo:font-size="14pt"/>
    </style:style>
    <style:style style:name="T3" style:family="text">
      <style:text-properties style:font-name="Helvetica" fo:font-size="14pt" fo:font-style="normal" fo:font-weight="normal"/>
    </style:style>
    <style:style style:name="T4" style:family="text">
      <style:text-properties fo:background-color="#00ff0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1. Shared form(View Single Form web service) gives following error: </text:p>
      <text:p text:style-name="P24">&lt;response&gt;</text:p>
      <text:p text:style-name="P23">  <text:span text:style-name="T1">&lt;status&gt;error&lt;/status&gt;</text:span></text:p>
      <text:p text:style-name="P23">  <text:span text:style-name="T1">&lt;message&gt;&lt;![CDATA[No Form Exists]]&gt;&lt;/message&gt;</text:span></text:p>
      <text:p text:style-name="P24">&lt;/response&gt;</text:p>
      <text:p text:style-name="P20">if shared form is created by same user, its shows else it gives error.</text:p>
      <text:p text:style-name="Standard"/>
      <text:p text:style-name="P20">2. I observed that in generated PDF,  Heratscan Extended-&gt;LV section, one group of radio buttons(LVH-MOD, Mild, Severe) are not generating in the PDF.</text:p>
      <text:p text:style-name="Standard"/>
      <text:p text:style-name="P20"> have checked new web service(User Shared Forms) and its always returning with following response as an error:</text:p>
      <text:p text:style-name="P24">&lt;response&gt;</text:p>
      <text:p text:style-name="P23">  <text:span text:style-name="T1">&lt;status&gt;&lt;![CDATA[error]]&gt;&lt;/status&gt;</text:span></text:p>
      <text:p text:style-name="P23">  <text:span text:style-name="T1">&lt;error&gt;&lt;![CDATA[Authentication Failed.]]&gt;&lt;/error&gt;</text:span></text:p>
      <text:p text:style-name="P24">&lt;/response&gt;</text:p>
      <text:p text:style-name="P21"/>
      <text:p text:style-name="P21"/>
      <text:p text:style-name="P25">3. Please add one more field to User Profile web service "joinedDate" which is when user joined or registered in the Heartweb.</text:p>
      <text:p text:style-name="P22"/>
      <text:p text:style-name="P25">4. After successful registration, one warning is coming as " </text:p>
      <text:p text:style-name="P26"><text:bookmark text:name="comment_text_0"/>Problem sending mail</text:p>
      <text:p text:style-name="P27"><text:bookmark text:name="comment_text_01"/>to ".op@pp.co.in</text:p>
      <text:p text:style-name="P26">"</text:p>
      <text:p text:style-name="P18"/>
      <text:p text:style-name="P18">5. in Registration process if user gives 6 characters in the password, still get the error as " </text:p>
      <text:p text:style-name="P26"><text:bookmark text:name="comment_text_02"/>Password length should be minimum</text:p>
      <text:p text:style-name="P27"><text:bookmark text:name="comment_text_03"/>six characters</text:p>
      <text:p text:style-name="P26">"</text:p>
      <text:p text:style-name="P13"/>
      <text:p text:style-name="P13"/>
      <text:p text:style-name="P18">6. Now following fields in the PDF have multiselection instead of Radio button, So I am sending comma(,) separated values for same, Please implement same while in create PDF:</text:p>
      <text:p text:style-name="P18">VaExamined</text:p>
      <text:p text:style-name="P18">VaStenosys</text:p>
      <text:p text:style-name="P18">VaRegurgitation</text:p>
      <text:p text:style-name="P18">VaPericardialEffusion</text:p>
      <text:p text:style-name="P18">HaemodynamicState</text:p>
      <text:p text:style-name="P15"/>
      <text:p text:style-name="P19"><text:span text:style-name="T2">7. Can you please implement new web service for form delete request </text:span> </text:p>
      <text:p text:style-name="P17">  <text:span text:style-name="T3">from the database</text:span></text:p>
      <text:p text:style-name="P18">?</text:p>
      <text:p text:style-name="P18"/>
      <text:p text:style-name="P18">8. Can you make  completed form Editable?</text:p>
      <text:p text:style-name="P15"/>
      <text:p text:style-name="P15">9. Add one more field in Registration as "FullName" and send it in all places <text:soft-page-break/>along with email field you are currently sending.</text:p>
      <text:p text:style-name="P15"/>
      <text:p text:style-name="P15">10. After completion of form, one email sent with the PDF to user itself(I'll provide more info soon)</text:p>
      <text:p text:style-name="P15"/>
      <text:p text:style-name="P16">11. Subscription&gt;MyDetails.. - editing these details and then pressing "save" getting error - "data not updated"</text:p>
      <text:p text:style-name="P16"/>
      <text:p text:style-name="P14">Also few more changes in the Create PDF web service as below:</text:p>
      <text:p text:style-name="P2"/>
      <text:p text:style-name="P10">12. Subscription&gt;MyDetails&gt; My Groups – clicking "leave" on one of the groups I get the following error. "You are not a member of this group to unjoin"</text:p>
      <text:list xml:id="list30190868" text:style-name="L1">
        <text:list-item>
          <text:p text:style-name="P12">PDF ----------</text:p>
          <text:list>
            <text:list-item>
              <text:p text:style-name="P12">Currently, the report is totally e</text:p>
            </text:list-item>
            <text:list-item>
              <text:p text:style-name="P12">VL Comments – We are able to see this fine.mpty irrespective of what data is entered into the system</text:p>
            </text:list-item>
            <text:list-item>
              <text:p text:style-name="P12">AW Comments - This is a bug and should be fixed now. (NB)</text:p>
            </text:list-item>
          </text:list>
        </text:list-item>
      </text:list>
      <text:p text:style-name="P1"/>
      <text:list xml:id="list30181614" text:style-name="L2">
        <text:list-item>
          <text:p text:style-name="P3">Systolic function - The formatting needs to be tidied up a bit</text:p>
          <text:list>
            <text:list-item>
              <text:p text:style-name="P3"><text:span text:style-name="T4">VL Comments – Adam, Please suggest what needs to be done here.</text:span></text:p>
            </text:list-item>
          </text:list>
        </text:list-item>
      </text:list>
      <text:p text:style-name="P1"/>
      <text:list xml:id="list30200205" text:style-name="L3">
        <text:list-item>
          <text:p text:style-name="P4">Ventricular - Can we have the label and small font LEVSD</text:p>
          <text:list>
            <text:list-item>
              <text:p text:style-name="P4"><text:span text:style-name="T4">VL Comments – Need more info</text:span></text:p>
            </text:list-item>
          </text:list>
        </text:list-item>
      </text:list>
      <text:p text:style-name="P1"/>
      <text:list xml:id="list30194858" text:style-name="L4">
        <text:list-item>
          <text:p text:style-name="P5">Can we have the label in small font LVEDD at the left side of the screen</text:p>
          <text:list>
            <text:list-item>
              <text:p text:style-name="P5">LVESA</text:p>
            </text:list-item>
            <text:list-item>
              <text:p text:style-name="P5"><text:span text:style-name="T4">VL Comments – Will a design be provided to us for this or how this needs to be displayed.</text:span></text:p>
            </text:list-item>
          </text:list>
        </text:list-item>
      </text:list>
      <text:p text:style-name="P1"/>
      <text:list xml:id="list30203929" text:style-name="L5">
        <text:list-item>
          <text:p text:style-name="P6">The formatting of the reference ranges needs to be centre justified</text:p>
          <text:list>
            <text:list-item>
              <text:p text:style-name="P6">VL Comments - OK</text:p>
            </text:list-item>
          </text:list>
        </text:list-item>
      </text:list>
      <text:p text:style-name="P1"/>
      <text:list xml:id="list30174324" text:style-name="L6">
        <text:list-item>
          <text:p text:style-name="P7">We have available and small font LVEDA</text:p>
          <text:list>
            <text:list-item>
              <text:p text:style-name="P7">HState –</text:p>
            </text:list-item>
            <text:list-item>
              <text:p text:style-name="P7">Can these boxes be smaller to save space</text:p>
            </text:list-item>
            <text:list-item>
              <text:p text:style-name="P7"><text:bookmark text:name="id.140daab46407"/><text:span text:style-name="T4">VL Comments – Sure. Adam, shall we go ahead and make them smaller or will we be getting new design</text:span></text:p>
            </text:list-item>
          </text:list>
        </text:list-item>
      </text:list>
      <text:p text:style-name="P1"/>
      <text:list xml:id="list30192812" text:style-name="L7">
        <text:list-item>
          <text:p text:style-name="P8">Comments –</text:p>
          <text:list>
            <text:list-item>
              <text:p text:style-name="P8">Expand this space upwards to fill more area?</text:p>
            </text:list-item>
            <text:list-item>
              <text:p text:style-name="P8">VL Comments - OK</text:p>
            </text:list-item>
          </text:list>
        </text:list-item>
      </text:list>
      <text:p text:style-name="P1"/>
      <text:list xml:id="list30204059" text:style-name="L8">
        <text:list-item>
          <text:list>
            <text:list-item>
              <text:p text:style-name="P9">LV –</text:p>
            </text:list-item>
            <text:list-item>
              <text:p text:style-name="P11"><text:soft-page-break/>This is a typographical error should be</text:p>
            </text:list-item>
            <text:list-item>
              <text:p text:style-name="P11">Mild</text:p>
            </text:list-item>
            <text:list-item>
              <text:p text:style-name="P11">Mod</text:p>
            </text:list-item>
            <text:list-item>
              <text:p text:style-name="P11">Severe</text:p>
            </text:list-item>
            <text:list-item>
              <text:p text:style-name="P11">VL Comments - OK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" svg:font-family="Helvetica"/>
    <style:font-face style:name="Menlo" svg:font-family="Menlo"/>
    <style:font-face style:name="OpenSymbol" svg:font-family="OpenSymbol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4H13M48S</meta:editing-duration>
    <meta:editing-cycles>14</meta:editing-cycles>
    <meta:generator>OpenOffice.org/3.2$Win32 OpenOffice.org_project/320m12$Build-9483</meta:generator>
    <dc:date>2011-12-06T14:19:28.90</dc:date>
    <dc:creator>uma </dc:creator>
    <meta:document-statistic meta:table-count="0" meta:image-count="0" meta:object-count="0" meta:page-count="3" meta:paragraph-count="62" meta:word-count="517" meta:character-count="2909"/>
    <meta:user-defined meta:name="Info 1"/>
    <meta:user-defined meta:name="Info 2"/>
    <meta:user-defined meta:name="Info 3"/>
    <meta:user-defined meta:name="Info 4"/>
  </office:meta>
</office:document-meta>
</file>